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59cm" svg:stroke-color="#000000" draw:marker-start-width="0.438cm" draw:marker-end-width="0.438cm" draw:fill="none" draw:textarea-horizontal-align="justify" draw:textarea-vertical-align="middle" draw:auto-grow-height="false" fo:min-height="8.64cm" fo:min-width="16.327cm" fo:padding-top="0.204cm" fo:padding-bottom="0.204cm" fo:padding-left="0.329cm" fo:padding-right="0.329cm"/>
      <style:paragraph-properties style:writing-mode="lr-tb"/>
    </style:style>
    <style:style style:name="gr2" style:family="graphic" style:parent-style-name="standard">
      <style:graphic-properties draw:fill-color="#ff4000" draw:textarea-horizontal-align="justify" draw:textarea-vertical-align="middle" draw:auto-grow-height="false" fo:min-height="0.068cm" fo:min-width="0.136cm"/>
      <style:paragraph-properties style:writing-mode="lr-tb"/>
    </style:style>
    <style:style style:name="gr3" style:family="graphic" style:parent-style-name="standard">
      <style:graphic-properties draw:fill-color="#ff4000" draw:textarea-horizontal-align="justify" draw:textarea-vertical-align="middle" draw:auto-grow-height="false" fo:min-height="0.385cm" fo:min-width="1.405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1.02cm" fo:min-width="0.77cm"/>
      <style:paragraph-properties style:writing-mode="lr-tb"/>
    </style:style>
    <style:style style:name="gr5" style:family="graphic" style:parent-style-name="standard">
      <style:graphic-properties draw:fill-color="#ffff00" draw:textarea-horizontal-align="justify" draw:textarea-vertical-align="middle" draw:auto-grow-height="false" fo:min-height="0.873cm" fo:min-width="0.623cm"/>
      <style:paragraph-properties style:writing-mode="lr-tb"/>
    </style:style>
    <style:style style:name="gr6" style:family="graphic" style:parent-style-name="standard">
      <style:graphic-properties svg:stroke-width="0.159cm" svg:stroke-color="#000000" draw:marker-start-width="0.438cm" draw:marker-end-width="0.438cm" draw:fill="none" draw:textarea-horizontal-align="justify" draw:textarea-vertical-align="middle" draw:auto-grow-height="false" fo:min-height="0.862cm" fo:min-width="3.152cm" fo:padding-top="0.204cm" fo:padding-bottom="0.204cm" fo:padding-left="0.329cm" fo:padding-right="0.329cm"/>
      <style:paragraph-properties style:writing-mode="lr-tb"/>
    </style:style>
    <style:style style:name="gr7" style:family="graphic" style:parent-style-name="standard">
      <style:graphic-properties svg:stroke-width="0.159cm" svg:stroke-color="#000000" draw:marker-start-width="0.438cm" draw:marker-end-width="0.438cm" draw:fill="none" draw:textarea-horizontal-align="justify" draw:textarea-vertical-align="middle" draw:auto-grow-height="false" fo:min-height="2.132cm" fo:min-width="5.057cm" fo:padding-top="0.204cm" fo:padding-bottom="0.204cm" fo:padding-left="0.329cm" fo:padding-right="0.329cm"/>
      <style:paragraph-properties style:writing-mode="lr-tb"/>
    </style:style>
    <style:style style:name="gr8" style:family="graphic" style:parent-style-name="standard">
      <style:graphic-properties draw:fill-color="#ff7b59" draw:textarea-horizontal-align="justify" draw:textarea-vertical-align="middle" draw:auto-grow-height="false" fo:min-height="0.385cm" fo:min-width="1.405cm"/>
      <style:paragraph-properties style:writing-mode="lr-tb"/>
    </style:style>
    <style:style style:name="gr9" style:family="graphic" style:parent-style-name="standard">
      <style:graphic-properties draw:fill-color="#ff7b59" draw:textarea-horizontal-align="justify" draw:textarea-vertical-align="middle" draw:auto-grow-height="false" fo:min-height="0.068cm" fo:min-width="0.136cm"/>
      <style:paragraph-properties style:writing-mode="lr-tb"/>
    </style:style>
    <style:style style:name="gr10" style:family="graphic" style:parent-style-name="objectwithoutfill">
      <style:graphic-properties draw:fill="none" draw:textarea-vertical-align="middle"/>
    </style:style>
    <style:style style:name="gr11" style:family="graphic" style:parent-style-name="objectwithoutfill">
      <style:graphic-properties svg:stroke-color="#ff7b59" draw:fill="none" draw:textarea-vertical-align="middle"/>
    </style:style>
    <style:style style:name="gr12" style:family="graphic" style:parent-style-name="objectwithoutfill">
      <style:graphic-properties svg:stroke-color="#ffff00"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93cm"/>
      <style:paragraph-properties style:writing-mode="lr-tb"/>
    </style:style>
    <style:style style:name="gr14" style:family="graphic" style:parent-style-name="standard">
      <style:graphic-properties draw:stroke="none" draw:fill="none" fo:min-height="2.845cm"/>
      <style:paragraph-properties style:writing-mode="lr-tb"/>
    </style:style>
    <style:style style:name="gr15" style:family="graphic" style:parent-style-name="standard">
      <style:graphic-properties draw:stroke="none" draw:fill="none" fo:min-height="2.134cm"/>
      <style:paragraph-properties style:writing-mode="lr-tb"/>
    </style:style>
    <style:style style:name="gr16" style:family="graphic" style:parent-style-name="standard">
      <style:graphic-properties svg:stroke-width="0.159cm" svg:stroke-color="#000000" draw:marker-start-width="0.438cm" draw:marker-end-width="0.438cm" draw:fill="none" draw:textarea-horizontal-align="justify" draw:textarea-vertical-align="middle" draw:auto-grow-height="false" fo:min-height="8.482cm" fo:min-width="16.169cm" fo:padding-top="0.204cm" fo:padding-bottom="0.204cm" fo:padding-left="0.329cm" fo:padding-right="0.329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353cm"/>
      <style:paragraph-properties style:writing-mode="lr-tb"/>
    </style:style>
    <style:style style:name="gr18" style:family="graphic" style:parent-style-name="standard">
      <style:graphic-properties draw:fill-color="#ff4000" draw:textarea-horizontal-align="justify" draw:textarea-vertical-align="middle" draw:auto-grow-height="false" fo:min-height="0.068cm" fo:min-width="0.219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022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479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569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056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393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2.45cm" fo:min-width="0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5.105cm" fo:min-width="18.864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1.377cm" fo:min-width="19.784cm"/>
      <style:paragraph-properties style:writing-mode="lr-tb"/>
    </style:style>
    <style:style style:name="gr27" style:family="graphic" style:parent-style-name="standard">
      <style:graphic-properties draw:textarea-horizontal-align="justify" draw:textarea-vertical-align="middle" draw:auto-grow-height="false" fo:min-height="6.1cm" fo:min-width="7.12cm"/>
      <style:paragraph-properties style:writing-mode="lr-tb"/>
    </style:style>
    <style:style style:name="gr28" style:family="graphic" style:parent-style-name="standard">
      <style:graphic-properties draw:textarea-horizontal-align="justify" draw:textarea-vertical-align="middle" draw:auto-grow-height="false" fo:min-height="6.1cm" fo:min-width="7.535cm"/>
      <style:paragraph-properties style:writing-mode="lr-tb"/>
    </style:style>
    <style:style style:name="gr29" style:family="graphic" style:parent-style-name="standard">
      <style:graphic-properties draw:textarea-horizontal-align="justify" draw:textarea-vertical-align="middle" draw:auto-grow-height="false" fo:min-height="2.175cm" fo:min-width="2.04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118cm"/>
      <style:paragraph-properties style:writing-mode="lr-tb"/>
    </style:style>
    <style:style style:name="gr31" style:family="graphic" style:parent-style-name="objectwithoutfill">
      <style:graphic-properties draw:marker-end="Arrowheads_20_1" draw:marker-end-width="0.3cm" draw:fill="none" draw:textarea-vertical-align="middle"/>
    </style:style>
    <style:style style:name="gr32" style:family="graphic" style:parent-style-name="objectwithoutfill">
      <style:graphic-properties draw:marker-end="Arrowheads_20_2" draw:marker-end-width="0.3cm" draw:fill="none" draw:textarea-vertical-align="middle"/>
    </style:style>
    <style:style style:name="gr33" style:family="graphic" style:parent-style-name="objectwithoutfill">
      <style:graphic-properties draw:marker-end="Arrowheads_20_3" draw:marker-end-width="0.3cm" draw:fill="none" draw:textarea-vertical-align="middle"/>
    </style:style>
    <style:style style:name="gr34" style:family="graphic" style:parent-style-name="objectwithoutfill">
      <style:graphic-properties draw:marker-end="Arrowheads_20_4" draw:marker-end-width="0.3cm" draw:fill="none" draw:textarea-vertical-align="middle"/>
    </style:style>
    <style:style style:name="gr35" style:family="graphic" style:parent-style-name="objectwithoutfill">
      <style:graphic-properties draw:marker-end="Arrowheads_20_5" draw:marker-end-width="0.3cm" draw:fill="none" draw:textarea-vertical-align="middle"/>
    </style:style>
    <style:style style:name="gr36" style:family="graphic" style:parent-style-name="standard">
      <style:graphic-properties draw:marker-start="Arrowheads_20_6" draw:marker-start-width="0.3cm" draw:marker-end="Arrowheads_20_7" draw:marker-end-width="0.3cm" draw:textarea-vertical-align="middle"/>
    </style:style>
    <style:style style:name="gr37" style:family="graphic" style:parent-style-name="standard">
      <style:graphic-properties svg:stroke-width="0.106cm" svg:stroke-color="#ff0000" draw:marker-start-width="0.359cm" draw:marker-end-width="0.359cm" draw:fill="none" draw:fill-color="#ff0000" draw:textarea-horizontal-align="justify" draw:textarea-vertical-align="middle" draw:auto-grow-height="false" fo:min-height="5.148cm" fo:min-width="18.773cm" fo:padding-top="0.178cm" fo:padding-bottom="0.178cm" fo:padding-left="0.303cm" fo:padding-right="0.303cm"/>
      <style:paragraph-properties style:writing-mode="lr-tb"/>
    </style:style>
    <style:style style:name="gr38" style:family="graphic" style:parent-style-name="standard">
      <style:graphic-properties draw:fill-color="#ff4000" draw:textarea-horizontal-align="justify" draw:textarea-vertical-align="middle" draw:auto-grow-height="false" fo:min-height="1.323cm" fo:min-width="1.073cm"/>
      <style:paragraph-properties style:writing-mode="lr-tb"/>
    </style:style>
    <style:style style:name="gr39" style:family="graphic" style:parent-style-name="standard">
      <style:graphic-properties draw:textarea-horizontal-align="justify" draw:textarea-vertical-align="middle" draw:auto-grow-height="false" fo:min-height="1.337cm" fo:min-width="4.58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459cm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3.51cm" fo:min-width="0cm"/>
      <style:paragraph-properties style:writing-mode="lr-tb"/>
    </style:style>
    <style:style style:name="gr42" style:family="graphic" style:parent-style-name="standard">
      <style:graphic-properties draw:textarea-horizontal-align="justify" draw:textarea-vertical-align="middle" draw:auto-grow-height="false" fo:min-height="6.417cm" fo:min-width="16.645cm"/>
      <style:paragraph-properties style:writing-mode="lr-tb"/>
    </style:style>
    <style:style style:name="gr43" style:family="graphic" style:parent-style-name="standard">
      <style:graphic-properties draw:textarea-horizontal-align="justify" draw:textarea-vertical-align="middle" draw:auto-grow-height="false" fo:min-height="2.592cm" fo:min-width="7.755cm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226cm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6.259cm" fo:min-width="0cm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2.707cm" fo:min-width="18.311cm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1.377cm" fo:min-width="18.912cm"/>
      <style:paragraph-properties style:writing-mode="lr-tb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paragraph-properties fo:text-align="center" style:writing-mode="lr-tb"/>
    </style:style>
    <style:style style:name="P3" style:family="paragraph">
      <style:paragraph-properties fo:text-align="center" style:writing-mode="lr-tb"/>
    </style:style>
    <style:style style:name="P4" style:family="paragraph">
      <loext:graphic-properties draw:fill-color="#ff4000"/>
      <style:paragraph-properties fo:text-align="center" style:writing-mode="lr-tb"/>
    </style:style>
    <style:style style:name="P5" style:family="paragraph">
      <loext:graphic-properties draw:fill-color="#ffff00"/>
      <style:paragraph-properties fo:text-align="center" style:writing-mode="lr-tb"/>
    </style:style>
    <style:style style:name="P6" style:family="paragraph">
      <loext:graphic-properties draw:fill-color="#ff7b59"/>
      <style:paragraph-properties fo:text-align="center" style:writing-mode="lr-tb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  <style:paragraph-properties style:writing-mode="lr-tb"/>
    </style:style>
    <style:style style:name="P9" style:family="paragraph">
      <loext:graphic-properties draw:fill="none"/>
      <style:paragraph-properties style:writing-mode="lr-tb"/>
    </style:style>
    <style:style style:name="P10" style:family="paragraph">
      <loext:graphic-properties draw:fill="none"/>
      <style:paragraph-properties fo:text-align="start" style:writing-mode="lr-tb"/>
    </style:style>
    <style:style style:name="P11" style:family="paragraph">
      <style:paragraph-properties fo:text-align="center"/>
    </style:style>
    <style:style style:name="P12" style:family="paragraph">
      <loext:graphic-properties draw:fill="none" draw:fill-color="#ff0000"/>
      <style:paragraph-properties fo:text-align="center"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6.827cm" svg:height="8.89cm" svg:x="2.27cm" svg:y="6.57cm">
          <text:p text:style-name="P1">ROOM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27cm" svg:height="0.953cm" svg:x="9.572cm" svg:y="14.407cm">
          <text:p text:style-name="P3">E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" draw:text-style-name="P4" draw:layer="layout" svg:width="1.905cm" svg:height="0.635cm" svg:x="9.255cm" svg:y="6.57cm">
          <text:p text:style-name="P3">R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27cm" svg:height="1.27cm" svg:x="5.762cm" svg:y="9.427cm">
          <text:p text:style-name="P3">F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.587cm" svg:height="1.587cm" svg:x="16.24cm" svg:y="10.063cm">
          <text:p text:style-name="P3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27cm" svg:height="1.27cm" svg:x="5.762cm" svg:y="10.827cm">
          <text:p text:style-name="P3">F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27cm" svg:height="1.27cm" svg:x="5.762cm" svg:y="12.227cm">
          <text:p text:style-name="P3">F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3.81cm" svg:height="1.27cm" svg:x="14.017cm" svg:y="16.095cm">
          <text:p text:style-name="P3">STATION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5.715cm" svg:height="2.54cm" svg:x="2.27cm" svg:y="21.492cm">
          <text:p text:style-name="P3">SERVER</text:p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1.905cm" svg:height="0.635cm" svg:x="12.43cm" svg:y="14.825cm">
          <text:p text:style-name="P3">R</text:p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1.27cm" svg:height="0.953cm" draw:transform="rotate (-3.10668606854991) translate (14.017cm 7.478cm)">
          <text:p text:style-name="P3">E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0" draw:text-style-name="P7" draw:layer="layout" svg:x1="7.032cm" svg:y1="13.555cm" svg:x2="7.032cm" svg:y2="16.73cm">
          <text:p/>
        </draw:line>
        <draw:line draw:style-name="gr10" draw:text-style-name="P7" draw:layer="layout" svg:x1="14.017cm" svg:y1="16.73cm" svg:x2="7.032cm" svg:y2="16.731cm">
          <text:p/>
        </draw:line>
        <draw:line draw:style-name="gr11" draw:text-style-name="P7" draw:layer="layout" svg:x1="10.207cm" svg:y1="15.287cm" svg:x2="10.207cm" svg:y2="16.557cm">
          <text:p/>
        </draw:line>
        <draw:line draw:style-name="gr11" draw:text-style-name="P7" draw:layer="layout" svg:x1="10.207cm" svg:y1="16.557cm" svg:x2="14.017cm" svg:y2="16.557cm">
          <text:p/>
        </draw:line>
        <draw:line draw:style-name="gr12" draw:text-style-name="P7" draw:layer="layout" svg:x1="17.192cm" svg:y1="11.65cm" svg:x2="17.192cm" svg:y2="16.095cm">
          <text:p/>
        </draw:line>
        <draw:custom-shape draw:style-name="gr6" draw:text-style-name="P2" draw:layer="layout" svg:width="3.81cm" svg:height="1.27cm" svg:x="14.017cm" svg:y="16.095cm">
          <text:p text:style-name="P3">STATION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3.81cm" svg:height="1.27cm" svg:x="11.477cm" svg:y="4.81cm">
          <text:p text:style-name="P3">STATION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7" draw:layer="layout" svg:x1="11.477cm" svg:y1="5.617cm" svg:x2="11.16cm" svg:y2="6.715cm">
          <text:p/>
        </draw:line>
        <draw:frame draw:style-name="gr13" draw:text-style-name="P8" draw:layer="layout" svg:width="5.43cm" svg:height="0.962cm" svg:x="1.001cm" svg:y="0.99cm">
          <draw:text-box>
            <text:p>Schema generico</text:p>
          </draw:text-box>
        </draw:frame>
        <draw:frame draw:style-name="gr14" draw:text-style-name="P9" draw:layer="layout" svg:width="19.47cm" svg:height="3.095cm" svg:x="1.12cm" svg:y="1.952cm">
          <draw:text-box>
            <text:p>Un laser maze in cui gli elementi della stanza (pagina 2, F-R-E-B) vegono configurati e pilotati da un software di gestione (server, gestione livelli, enigmi, temporizzazione) e visualizzazione su schermo</text:p>
          </draw:text-box>
        </draw:frame>
        <draw:frame draw:style-name="gr15" draw:text-style-name="P9" draw:layer="layout" svg:width="15.437cm" svg:height="2.384cm" svg:x="2.317cm" svg:y="17.827cm">
          <draw:text-box>
            <text:p>I dati della stanza verranno raccolti da stazioni intermedie, che trasformeranno il dato in un messaggio ricevibile dal server</text:p>
          </draw:text-box>
        </draw:frame>
        <draw:line draw:style-name="gr10" draw:text-style-name="P7" draw:layer="layout" svg:x1="11.477cm" svg:y1="5.445cm" svg:x2="1.635cm" svg:y2="5.445cm">
          <text:p/>
        </draw:line>
        <draw:line draw:style-name="gr10" draw:text-style-name="P7" draw:layer="layout" svg:x1="1.635cm" svg:y1="22.907cm" svg:x2="1.635cm" svg:y2="5.445cm">
          <text:p/>
        </draw:line>
        <draw:line draw:style-name="gr10" draw:text-style-name="P7" draw:layer="layout" svg:x1="1.635cm" svg:y1="22.907cm" svg:x2="2.27cm" svg:y2="22.907cm">
          <text:p/>
        </draw:line>
        <draw:line draw:style-name="gr10" draw:text-style-name="P7" draw:layer="layout" svg:x1="17.51cm" svg:y1="17.51cm" svg:x2="17.51cm" svg:y2="21.637cm">
          <text:p/>
        </draw:line>
        <draw:line draw:style-name="gr10" draw:text-style-name="P7" draw:layer="layout" svg:x1="7.985cm" svg:y1="21.637cm" svg:x2="17.51cm" svg:y2="21.637cm">
          <text:p/>
        </draw:line>
        <draw:line draw:style-name="gr11" draw:text-style-name="P7" draw:layer="layout" svg:x1="10.207cm" svg:y1="15.287cm" svg:x2="10.207cm" svg:y2="16.557cm">
          <text:p/>
        </draw:line>
        <draw:line draw:style-name="gr11" draw:text-style-name="P7" draw:layer="layout" svg:x1="13.382cm" svg:y1="15.605cm" svg:x2="14.017cm" svg:y2="16.557cm">
          <text:p/>
        </draw:line>
        <draw:line draw:style-name="gr11" draw:text-style-name="P7" draw:layer="layout" svg:x1="11.477cm" svg:y1="5.617cm" svg:x2="12.747cm" svg:y2="6.397cm">
          <text:p/>
        </draw:line>
      </draw:page>
      <draw:page draw:name="page2" draw:style-name="dp1" draw:master-page-name="Default">
        <draw:custom-shape draw:style-name="gr16" draw:text-style-name="P10" draw:layer="layout" svg:width="16.827cm" svg:height="8.89cm" svg:x="2.309cm" svg:y="6.571cm">
          <text:p text:style-name="P1">ROOM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27cm" svg:height="0.953cm" svg:x="9.611cm" svg:y="14.408cm">
          <text:p text:style-name="P3">E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" draw:text-style-name="P4" draw:layer="layout" svg:width="1.905cm" svg:height="0.635cm" svg:x="9.294cm" svg:y="6.571cm">
          <text:p text:style-name="P3">R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27cm" svg:height="1.27cm" svg:x="5.801cm" svg:y="9.428cm">
          <text:p text:style-name="P3">F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.587cm" svg:height="1.587cm" svg:x="16.279cm" svg:y="10.064cm">
          <text:p text:style-name="P3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27cm" svg:height="1.27cm" svg:x="5.801cm" svg:y="10.828cm">
          <text:p text:style-name="P3">F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27cm" svg:height="1.27cm" svg:x="5.801cm" svg:y="12.228cm">
          <text:p text:style-name="P3">F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3.81cm" svg:height="1.27cm" svg:x="14.056cm" svg:y="16.096cm">
          <text:p text:style-name="P3">STATION</text:p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1.905cm" svg:height="0.635cm" svg:x="12.469cm" svg:y="14.826cm">
          <text:p text:style-name="P3">R</text:p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1.27cm" svg:height="0.953cm" draw:transform="rotate (-3.10668606854991) translate (14.056cm 7.479cm)">
          <text:p text:style-name="P3">E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0" draw:text-style-name="P7" draw:layer="layout" svg:x1="7.071cm" svg:y1="13.556cm" svg:x2="7.071cm" svg:y2="16.731cm">
          <text:p/>
        </draw:line>
        <draw:line draw:style-name="gr10" draw:text-style-name="P7" draw:layer="layout" svg:x1="14.056cm" svg:y1="16.731cm" svg:x2="7.071cm" svg:y2="16.732cm">
          <text:p/>
        </draw:line>
        <draw:line draw:style-name="gr11" draw:text-style-name="P7" draw:layer="layout" svg:x1="10.246cm" svg:y1="15.288cm" svg:x2="10.246cm" svg:y2="16.558cm">
          <text:p/>
        </draw:line>
        <draw:line draw:style-name="gr11" draw:text-style-name="P7" draw:layer="layout" svg:x1="10.246cm" svg:y1="16.558cm" svg:x2="14.056cm" svg:y2="16.558cm">
          <text:p/>
        </draw:line>
        <draw:line draw:style-name="gr12" draw:text-style-name="P7" draw:layer="layout" svg:x1="17.231cm" svg:y1="11.651cm" svg:x2="17.231cm" svg:y2="16.096cm">
          <text:p/>
        </draw:line>
        <draw:custom-shape draw:style-name="gr6" draw:text-style-name="P2" draw:layer="layout" svg:width="3.81cm" svg:height="1.27cm" svg:x="14.056cm" svg:y="16.096cm">
          <text:p text:style-name="P3">STATION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3.81cm" svg:height="1.27cm" svg:x="11.516cm" svg:y="4.811cm">
          <text:p text:style-name="P3">STATION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7" draw:layer="layout" svg:x1="11.516cm" svg:y1="5.618cm" svg:x2="11.199cm" svg:y2="6.716cm">
          <text:p/>
        </draw:line>
        <draw:line draw:style-name="gr11" draw:text-style-name="P7" draw:layer="layout" svg:x1="10.246cm" svg:y1="15.288cm" svg:x2="10.246cm" svg:y2="16.558cm">
          <text:p/>
        </draw:line>
        <draw:line draw:style-name="gr11" draw:text-style-name="P7" draw:layer="layout" svg:x1="13.421cm" svg:y1="15.606cm" svg:x2="14.056cm" svg:y2="16.558cm">
          <text:p/>
        </draw:line>
        <draw:line draw:style-name="gr11" draw:text-style-name="P7" draw:layer="layout" svg:x1="11.516cm" svg:y1="5.618cm" svg:x2="12.786cm" svg:y2="6.398cm">
          <text:p/>
        </draw:line>
        <draw:frame draw:style-name="gr17" draw:text-style-name="P8" draw:layer="layout" svg:width="5.853cm" svg:height="0.962cm" svg:x="1.001cm" svg:y="0.99cm">
          <draw:text-box>
            <text:p>Pianta della stanza</text:p>
          </draw:text-box>
        </draw:frame>
      </draw:page>
      <draw:page draw:name="page3" draw:style-name="dp1" draw:master-page-name="Default">
        <draw:custom-shape draw:style-name="gr4" draw:text-style-name="P3" draw:layer="layout" svg:width="1.27cm" svg:height="1.27cm" svg:x="1.135cm" svg:y="6.04cm">
          <text:p text:style-name="P3">F</text:p>
          <draw:enhanced-geometry svg:viewBox="0 0 21600 21600" draw:type="rectangle" draw:enhanced-path="M 0 0 L 21600 0 21600 21600 0 21600 0 0 Z N"/>
        </draw:custom-shape>
        <draw:custom-shape draw:style-name="gr18" draw:text-style-name="P4" draw:layer="layout" svg:width="1.435cm" svg:height="0.953cm" svg:x="1.152cm" svg:y="8.48cm">
          <text:p text:style-name="P3">E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" draw:text-style-name="P4" draw:layer="layout" svg:width="1.905cm" svg:height="0.635cm" svg:x="1cm" svg:y="10.702cm">
          <text:p text:style-name="P3">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1.587cm" svg:height="1.587cm" svg:x="0.935cm" svg:y="3.717cm">
          <text:p text:style-name="P3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8" draw:layer="layout" svg:width="6.522cm" svg:height="0.962cm" svg:x="3.857cm" svg:y="4.035cm">
          <draw:text-box>
            <text:p>Pulsante: descrizione</text:p>
          </draw:text-box>
        </draw:frame>
        <draw:frame draw:style-name="gr20" draw:text-style-name="P8" draw:layer="layout" svg:width="6.979cm" svg:height="0.962cm" svg:x="3.857cm" svg:y="6.248cm">
          <draw:text-box>
            <text:p>Mattonella: descrizione</text:p>
          </draw:text-box>
        </draw:frame>
        <draw:frame draw:style-name="gr21" draw:text-style-name="P8" draw:layer="layout" svg:width="6.069cm" svg:height="0.962cm" svg:x="3.857cm" svg:y="8.48cm">
          <draw:text-box>
            <text:p>Emitter: descrizione</text:p>
          </draw:text-box>
        </draw:frame>
        <draw:frame draw:style-name="gr22" draw:text-style-name="P8" draw:layer="layout" svg:width="6.556cm" svg:height="0.962cm" svg:x="3.821cm" svg:y="10.585cm">
          <draw:text-box>
            <text:p>Receiver: descrizione</text:p>
          </draw:text-box>
        </draw:frame>
        <draw:frame draw:style-name="gr23" draw:text-style-name="P8" draw:layer="layout" svg:width="12.893cm" svg:height="0.962cm" svg:x="1cm" svg:y="0.99cm">
          <draw:text-box>
            <text:p>Descrizione Hardware ed elementi di gioco: </text:p>
          </draw:text-box>
        </draw:frame>
        <draw:frame draw:style-name="gr24" draw:text-style-name="P8" draw:layer="layout" svg:width="19.59cm" svg:height="12.7cm" svg:x="1cm" svg:y="13.7cm">
          <draw:text-box>
            <text:p>Questi oggetti vanno collegati alle station (raspberry o arduino tipicamente) che comunicheranno al server lo stato degli elementi. </text:p>
          </draw:text-box>
        </draw:frame>
      </draw:page>
      <draw:page draw:name="page4" draw:style-name="dp1" draw:master-page-name="Default">
        <draw:frame draw:style-name="gr23" draw:text-style-name="P8" draw:layer="layout" svg:width="12.893cm" svg:height="0.962cm" svg:x="1.002cm" svg:y="1.29cm">
          <draw:text-box>
            <text:p>Schema sessione giocatore (game loop): </text:p>
          </draw:text-box>
        </draw:frame>
        <draw:frame draw:style-name="gr25" draw:text-style-name="P8" draw:layer="layout" svg:width="19.364cm" svg:height="16.604cm" svg:x="1cm" svg:y="2.79cm">
          <draw:text-box>
            <text:p>Initialization:</text:p>
            <text:p>Viene visualizzata la leaderboard</text:p>
            <text:p><text:tab/>1) operatore inserisce da terminale</text:p>
            <text:p><text:s text:c="7"/><text:tab/><text:tab/>- player name</text:p>
            <text:p><text:tab/><text:tab/>- vite (2 o 3 vite)</text:p>
            <text:p/>
            <text:p>GAME LOOP:</text:p>
            <text:p><text:tab/></text:p>
            <text:p><text:tab/>il software esegue il loop di gioco:</text:p>
            <text:p><text:tab/><text:tab/>0) operatore controlla che nessuno sia nella stanza</text:p>
            <text:p><text:tab/><text:tab/>1) operatore inserisce la password di inizio sessione</text:p>
            <text:p><text:tab/><text:tab/>2) il software entra nello stato ready</text:p>
            <text:p><text:tab/><text:tab/></text:p>
            <text:p><text:tab/><text:tab/>3) il giocatore puo entrare nella stanza</text:p>
            <text:p><text:tab/><text:tab/><text:tab/>esecuzione level loop:</text:p>
            <text:p><text:tab/><text:tab/><text:tab/>il loop esce in uno di questi tre stati:</text:p>
            <text:p><text:tab/><text:tab/><text:tab/><text:tab/>WIN, DEAD, TIMEOUT</text:p>
            <text:p><text:tab/><text:tab/>4) il giocatore esce dalla stanza</text:p>
            <text:p><text:tab/><text:tab/>repeat</text:p>
            <text:p/>
            <text:p>FINALIZATION:</text:p>
            <text:p>Nome e punteggio del giocatore vengono aggiunti alla leaderboard</text:p>
            <text:p>Le statistiche vengono aggiornate</text:p>
          </draw:text-box>
        </draw:frame>
      </draw:page>
      <draw:page draw:name="page5" draw:style-name="dp1" draw:master-page-name="Default">
        <draw:frame draw:style-name="gr23" draw:text-style-name="P8" draw:layer="layout" svg:width="12.893cm" svg:height="0.962cm" svg:x="1.001cm" svg:y="1.29cm">
          <draw:text-box>
            <text:p>Schema sessione di gioco (level loop): </text:p>
          </draw:text-box>
        </draw:frame>
        <draw:frame draw:style-name="gr26" draw:text-style-name="P8" draw:layer="layout" svg:width="20.284cm" svg:height="11.627cm" svg:x="1.002cm" svg:y="2.19cm">
          <draw:text-box>
            <text:p>Una sessione di gioco è divisa in tre fasi:</text:p>
            <text:p>1) preparation: in questa fase viene preparata una sessione di gioco.</text:p>
            <text:p>Lato software: nome giocatore, new game si/no, livello da caricare</text:p>
            <text:p/>
            <text:p>Segue una sessione di comunicazione con l’hardware: </text:p>
            <text:p>Pollo comunica alle station quali agenti avviare (a seconda del livello)</text:p>
            <text:p>Le station accendono gli agenti e comunicano a pollo l’esito della proc.</text:p>
            <text:p/>
            <text:p>Una volta finita la sessione di preparazione, viene eseguita la </text:p>
            <text:p>Sessione di esecuzione</text:p>
            <text:p/>
            <text:p>Per ragioni di efficienza tutto il grosso della sessione è effettuato nella </text:p>
            <text:p>Fase di preparazione, l’esecuzione deve essere sicura e performante</text:p>
            <text:p/>
            <text:p/>
            <text:p/>
          </draw:text-box>
        </draw:frame>
        <draw:custom-shape draw:style-name="gr27" draw:text-style-name="P3" draw:layer="layout" svg:width="7.62cm" svg:height="6.35cm" svg:x="1cm" svg:y="12.93cm">
          <text:p text:style-name="P3">PREPARATION</text:p>
          <draw:enhanced-geometry svg:viewBox="0 0 21600 21600" draw:type="rectangle" draw:enhanced-path="M 0 0 L 21600 0 21600 21600 0 21600 0 0 Z N"/>
        </draw:custom-shape>
        <draw:custom-shape draw:style-name="gr28" draw:text-style-name="P3" draw:layer="layout" svg:width="8.035cm" svg:height="6.35cm" svg:x="12.43cm" svg:y="12.93cm">
          <text:p text:style-name="P3">SETUP</text:p>
          <draw:enhanced-geometry svg:viewBox="0 0 21600 21600" draw:type="rectangle" draw:enhanced-path="M 0 0 L 21600 0 21600 21600 0 21600 0 0 Z N"/>
        </draw:custom-shape>
        <draw:custom-shape draw:style-name="gr29" draw:text-style-name="P3" draw:layer="layout" svg:width="2.54cm" svg:height="2.425cm" svg:x="6.18cm" svg:y="20.83cm">
          <text:p text:style-name="P3">EXEC.</text:p>
          <draw:enhanced-geometry svg:viewBox="0 0 21600 21600" draw:type="rectangle" draw:enhanced-path="M 0 0 L 21600 0 21600 21600 0 21600 0 0 Z N"/>
        </draw:custom-shape>
        <draw:custom-shape draw:style-name="gr29" draw:text-style-name="P3" draw:layer="layout" svg:width="2.54cm" svg:height="2.425cm" svg:x="12.38cm" svg:y="20.83cm">
          <text:p text:style-name="P3">LOOP</text:p>
          <draw:enhanced-geometry svg:viewBox="0 0 21600 21600" draw:type="rectangle" draw:enhanced-path="M 0 0 L 21600 0 21600 21600 0 21600 0 0 Z N"/>
        </draw:custom-shape>
        <draw:frame draw:style-name="gr30" draw:text-style-name="P8" draw:layer="layout" svg:width="7.618cm" svg:height="0.962cm" svg:x="1.102cm" svg:y="11.79cm">
          <draw:text-box>
            <text:p>Software side</text:p>
          </draw:text-box>
        </draw:frame>
        <draw:frame draw:style-name="gr30" draw:text-style-name="P8" draw:layer="layout" svg:width="7.618cm" svg:height="0.962cm" svg:x="12.302cm" svg:y="11.79cm">
          <draw:text-box>
            <text:p>Hardware side</text:p>
          </draw:text-box>
        </draw:frame>
        <draw:line draw:style-name="gr31" draw:text-style-name="P7" draw:layer="layout" svg:x1="8.62cm" svg:y1="14.017cm" svg:x2="12.112cm" svg:y2="14.335cm">
          <text:p/>
        </draw:line>
        <draw:line draw:style-name="gr32" draw:text-style-name="P7" draw:layer="layout" svg:x1="12.112cm" svg:y1="15.922cm" svg:x2="8.62cm" svg:y2="16.24cm">
          <text:p/>
        </draw:line>
        <draw:line draw:style-name="gr33" draw:text-style-name="P7" draw:layer="layout" svg:x1="8.62cm" svg:y1="17.827cm" svg:x2="12.43cm" svg:y2="18.462cm">
          <text:p/>
        </draw:line>
        <draw:line draw:style-name="gr34" draw:text-style-name="P7" draw:layer="layout" svg:x1="7.667cm" svg:y1="19.415cm" svg:x2="7.667cm" svg:y2="20.685cm">
          <text:p/>
        </draw:line>
        <draw:line draw:style-name="gr35" draw:text-style-name="P7" draw:layer="layout" svg:x1="13.382cm" svg:y1="19.415cm" svg:x2="13.382cm" svg:y2="20.685cm">
          <text:p/>
        </draw:line>
        <draw:line draw:style-name="gr36" draw:text-style-name="P11" draw:layer="layout" svg:x1="9.255cm" svg:y1="21.955cm" svg:x2="12.112cm" svg:y2="21.955cm">
          <text:p/>
        </draw:line>
        <draw:custom-shape draw:style-name="gr37" draw:text-style-name="P12" draw:layer="layout" svg:width="19.273cm" svg:height="5.398cm" svg:x="1.317cm" svg:y="19.732cm">
          <text:p text:style-name="P3"><text:line-break/><text:line-break/><text:line-break/><text:line-break/><text:line-break/><text:line-break/><text:line-break/> <text:s text:c="80"/>FASE CRITICA<text:line-break/><text:line-break/></text:p>
          <text:p text:style-name="P3"/>
          <draw:enhanced-geometry svg:viewBox="0 0 21600 21600" draw:type="rectangle" draw:enhanced-path="M 0 0 L 21600 0 21600 21600 0 21600 0 0 Z N"/>
        </draw:custom-shape>
        <draw:custom-shape draw:style-name="gr38" draw:text-style-name="P4" draw:layer="layout" svg:width="2.223cm" svg:height="2.223cm" svg:x="10.842cm" svg:y="22.907cm">
          <text:p text:style-name="P3">TRI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3" draw:layer="layout" svg:width="5.08cm" svg:height="1.587cm" svg:x="5.445cm" svg:y="24.495cm">
          <text:p text:style-name="P3">FINALIZE</text:p>
          <draw:enhanced-geometry svg:viewBox="0 0 21600 21600" draw:type="rectangle" draw:enhanced-path="M 0 0 L 21600 0 21600 21600 0 21600 0 0 Z N"/>
        </draw:custom-shape>
        <draw:custom-shape draw:style-name="gr39" draw:text-style-name="P3" draw:layer="layout" svg:width="5.08cm" svg:height="1.587cm" svg:x="11.845cm" svg:y="24.495cm">
          <text:p text:style-name="P3">FINALIZE</text:p>
          <draw:enhanced-geometry svg:viewBox="0 0 21600 21600" draw:type="rectangle" draw:enhanced-path="M 0 0 L 21600 0 21600 21600 0 21600 0 0 Z N"/>
        </draw:custom-shape>
      </draw:page>
      <draw:page draw:name="page6" draw:style-name="dp1" draw:master-page-name="Default">
        <draw:frame draw:style-name="gr40" draw:text-style-name="P8" draw:layer="layout" svg:width="5.959cm" svg:height="0.962cm" svg:x="1.001cm" svg:y="0.99cm">
          <draw:text-box>
            <text:p>Descrizione Station</text:p>
          </draw:text-box>
        </draw:frame>
        <draw:frame draw:style-name="gr41" draw:text-style-name="P8" draw:layer="layout" svg:width="17.859cm" svg:height="13.76cm" svg:x="1.073cm" svg:y="3.54cm">
          <draw:text-box>
            <text:p>Le station si dividono in due categorie:<text:line-break/>- Station</text:p>
            <text:p>- Spotlight</text:p>
            <text:p/>
            <text:p>Le station sono le stazioni critiche, richiedono comunicazione </text:p>
            <text:p>Veloce e risposta sicura. Una stazione controlla lo stato degli emitter, dei button e dei receiver (e in futuro delle trap), genericamente nominati “Agents”</text:p>
            <text:p/>
            <text:p>Le spotlight sono stazioni non critiche, come luci di scena, fumo, sirene. Non è necessaria una elevata precisione nella gestione delle spotlight, <text:s/><text:line-break/><text:line-break/><text:line-break/><text:line-break/><text:line-break/></text:p>
            <text:p/>
          </draw:text-box>
        </draw:frame>
        <draw:custom-shape draw:style-name="gr42" draw:text-style-name="P3" draw:layer="layout" svg:width="17.145cm" svg:height="6.667cm" svg:x="1.635cm" svg:y="13.065cm">
          <text:p text:style-name="P3">Descrizione routine setup: </text:p>
          <draw:enhanced-geometry svg:viewBox="0 0 21600 21600" draw:type="rectangle" draw:enhanced-path="M 0 0 L 21600 0 21600 21600 0 21600 0 0 Z N"/>
        </draw:custom-shape>
        <draw:custom-shape draw:style-name="gr43" draw:text-style-name="P3" draw:layer="layout" svg:width="8.255cm" svg:height="2.842cm" svg:x="10.525cm" svg:y="20.065cm">
          <text:p text:style-name="P3">Descrizione routine loop: </text:p>
          <draw:enhanced-geometry svg:viewBox="0 0 21600 21600" draw:type="rectangle" draw:enhanced-path="M 0 0 L 21600 0 21600 21600 0 21600 0 0 Z N"/>
        </draw:custom-shape>
      </draw:page>
      <draw:page draw:name="page7" draw:style-name="dp1" draw:master-page-name="Default">
        <draw:frame draw:style-name="gr44" draw:text-style-name="P8" draw:layer="layout" svg:width="9.726cm" svg:height="0.962cm" svg:x="1.002cm" svg:y="0.99cm">
          <draw:text-box>
            <text:p>Descrizione Server – canovaccio</text:p>
          </draw:text-box>
        </draw:frame>
        <draw:frame draw:style-name="gr45" draw:text-style-name="P8" draw:layer="layout" svg:width="19.516cm" svg:height="16.509cm" svg:x="1.074cm" svg:y="3.54cm">
          <draw:text-box>
            <text:p>Il server si presenta come una applicazione Linux, con un piccolo logo ed una interfaccia grafica per il game-master (user). L’applicazione permetterà di configurare una logica di gioco (attivazione dei laser a comando, seguendo pattern temporali o casuali, temporizzazione dei livelli)<text:line-break/></text:p>
            <text:p>Sarà possibile caricare diverse configurazioni ed operare con intervento umano. </text:p>
            <text:p/>
            <text:p>Lo stato della stanza sarà controllato in real-time e visualizzato in una mappa con una semplice interfaccia grafica stile videogame.</text:p>
            <text:p/>
            <text:p>Nel software sono introdotti concetti di base di game design come best score, best time, leaderboard e varie altre da implementare<text:line-break/><text:line-break/></text:p>
            <text:p/>
          </draw:text-box>
        </draw:frame>
      </draw:page>
      <draw:page draw:name="page8" draw:style-name="dp1" draw:master-page-name="Default">
        <draw:frame draw:style-name="gr44" draw:text-style-name="P8" draw:layer="layout" svg:width="9.726cm" svg:height="0.962cm" svg:x="1.002cm" svg:y="0.99cm">
          <draw:text-box>
            <text:p>Descrizione Scene server side: </text:p>
          </draw:text-box>
        </draw:frame>
        <draw:frame draw:style-name="gr46" draw:text-style-name="P8" draw:layer="layout" svg:width="18.811cm" svg:height="32.957cm" svg:x="1.239cm" svg:y="2.587cm">
          <draw:text-box>
            <text:p>Preparation:</text:p>
            <text:p/>
            <text:p>A seconda del livello pollo invia una stringa di inizializzazione: </text:p>
            <text:p/>
            <text:p>(schema semplice, con config solo lato server)</text:p>
            <text:p>Livello1:</text:p>
            <text:p>#pollo$initE01E02E03@</text:p>
            <text:p/>
            <text:p>Livello2:</text:p>
            <text:p>#pollo$initE01E02E03@</text:p>
            <text:p/>
            <text:p>Livello3:</text:p>
            <text:p>#pollo$initE01E02E03E04E05@</text:p>
            <text:p/>
            <text:p>Schema con config lato hardware:</text:p>
            <text:p/>
            <text:p>Livello&lt;N&gt;:</text:p>
            <text:p>#pollo$initN</text:p>
            <text:p/>
            <text:p>E la configurazione del livello è caricata in un config file hardware</text:p>
            <text:p/>
            <text:p>[to do: scegliere la strada da prendere]</text:p>
            <text:p/>
            <text:p>Quando una stazione si avvia invia un messaggio di avvenuta init</text:p>
            <text:p>(a seconda del caso)</text:p>
            <text:p>#S01$initOK@</text:p>
            <text:p>#S01$initFAIL@</text:p>
            <text:p/>
            <text:p>Quando pollo riceve l’ok da tutte le stazioni:</text:p>
            <text:p>1) disegna la mappa, I controlli e gli agenti in campo</text:p>
            <text:p/>
            <text:p>2) avverte il giocatore che </text:p>
            <text:p>Puo entrare nella stanza e si entra nella fase di execution:</text:p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</draw:text-box>
        </draw:frame>
      </draw:page>
      <draw:page draw:name="page9" draw:style-name="dp1" draw:master-page-name="Default">
        <draw:frame draw:style-name="gr44" draw:text-style-name="P8" draw:layer="layout" svg:width="9.726cm" svg:height="0.962cm" svg:x="1.002cm" svg:y="0.99cm">
          <draw:text-box>
            <text:p>Descrizione Scene server side: </text:p>
          </draw:text-box>
        </draw:frame>
        <draw:frame draw:style-name="gr47" draw:text-style-name="P8" draw:layer="layout" svg:width="19.412cm" svg:height="11.627cm" svg:x="1.24cm" svg:y="2.588cm">
          <draw:text-box>
            <text:p>Execution: (prima versione)</text:p>
            <text:p/>
            <text:p>Per ragioni di sicurezza, il numero di operazioni in questa fase è </text:p>
            <text:p>Ridotta al minimo possibile:</text:p>
            <text:p/>
            <text:p>Polloshiba interrompe ogni comunicazione con le station e si mette </text:p>
            <text:p>In listen, la grafica non è aggiornata </text:p>
            <text:p/>
            <text:p>Alla ricezione di un trigger (eseguito dalla lettura sottosoglia del </text:p>
            <text:p>Receiver) da parte di una station, polloshiba ordina a tutte</text:p>
            <text:p>Le station di finalizzare tutti gli agenti</text:p>
            <text:p/>
            <text:p/>
            <text:p>Finalization: </text:p>
            <text:p>Spegne tutti gli emitter (hardware side)</text:p>
            <text:p/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5-25T13:17:00.466362888</meta:creation-date>
    <meta:generator>LibreOffice/7.0.6.2$Linux_X86_64 LibreOffice_project/00$Build-2</meta:generator>
    <dc:date>2021-06-01T13:57:33.891216040</dc:date>
    <meta:editing-duration>PT49M59S</meta:editing-duration>
    <meta:editing-cycles>5</meta:editing-cycles>
    <meta:document-statistic meta:object-count="92"/>
  </office:meta>
</office:document-meta>
</file>